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none" draw:textarea-horizontal-align="justify" draw:textarea-vertical-align="middle" draw:auto-grow-height="false" fo:min-height="18.75cm" fo:min-width="27.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333333" draw:marker-start-width="0.279cm" draw:marker-end-width="0.279cm" draw:fill="solid" draw:fill-color="#ffffff" fo:min-height="0.71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158466" draw:marker-start-width="0.321cm" draw:marker-end-width="0.321cm" draw:fill="none" draw:textarea-horizontal-align="justify" draw:textarea-vertical-align="middle" draw:auto-grow-height="false" fo:min-height="0.087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158466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158466" draw:marker-start-width="0.321cm" draw:marker-end-width="0.321cm" draw:fill="none" draw:fill-color="#ffffff" draw:textarea-horizontal-align="left" draw:auto-grow-height="true" draw:auto-grow-width="true" fo:min-height="0.949cm" fo:min-width="1.336cm"/>
      <style:paragraph-properties style:writing-mode="lr-tb"/>
    </style:style>
    <style:style style:name="gr6" style:family="graphic" style:parent-style-name="standard">
      <style:graphic-properties svg:stroke-width="0.053cm" svg:stroke-color="#158466" draw:marker-start-width="0.252cm" draw:marker-end-width="0.252cm" draw:fill="solid" draw:fill-color="#158466" draw:textarea-horizontal-align="justify" draw:textarea-vertical-align="middle" draw:auto-grow-height="false" fo:min-height="0.415cm" fo:min-width="2.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a933" draw:marker-start-width="0.252cm" draw:marker-end-width="0.252cm" draw:fill="solid" draw:fill-color="#cccccc" draw:textarea-horizontal-align="justify" draw:textarea-vertical-align="middle" draw:auto-grow-height="false" fo:min-height="0.582cm" fo:min-width="2.311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271cm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53cm" svg:stroke-color="#ff4000" draw:marker-start-width="0.279cm" draw:marker-end-width="0.279cm" svg:stroke-linecap="butt" draw:fill="none" draw:textarea-horizontal-align="justify" draw:textarea-vertical-align="top" draw:auto-grow-height="false" fo:min-height="14.253cm" fo:min-width="15.83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a933" draw:marker-start-width="0.252cm" draw:marker-end-width="0.252cm" draw:fill="solid" draw:fill-color="#cccccc" draw:textarea-horizontal-align="justify" draw:textarea-vertical-align="middle" draw:auto-grow-height="false" fo:min-height="0.415cm" fo:min-width="2.22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12cm" fo:min-width="2.114cm"/>
      <style:paragraph-properties style:writing-mode="lr-tb"/>
    </style:style>
    <style:style style:name="gr12" style:family="graphic" style:parent-style-name="standard">
      <style:graphic-properties svg:stroke-width="0.053cm" svg:stroke-color="#158466" draw:marker-start-width="0.252cm" draw:marker-end-width="0.252cm" draw:fill="solid" draw:fill-color="#158466" draw:textarea-horizontal-align="justify" draw:textarea-vertical-align="middle" draw:auto-grow-height="false" fo:min-height="0.415cm" fo:min-width="2.6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158466" draw:marker-start-width="0.252cm" draw:marker-end-width="0.252cm" draw:fill="solid" draw:fill-color="#158466" draw:textarea-horizontal-align="justify" draw:textarea-vertical-align="middle" draw:auto-grow-height="false" fo:min-height="0.415cm" fo:min-width="2.22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158466" draw:marker-start-width="0.252cm" draw:marker-end-width="0.252cm" draw:fill="solid" draw:fill-color="#afd095" draw:textarea-horizontal-align="justify" draw:textarea-vertical-align="middle" draw:auto-grow-height="false" fo:min-height="0.415cm" fo:min-width="2.23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_20__28_Rounded_29_" svg:stroke-width="0.035cm" svg:stroke-color="#158466" draw:marker-start="" draw:marker-start-width="0.252cm" draw:marker-end="Extrémités_20_de_20_flèche_20_10" draw:marker-end-width="0.252cm" svg:stroke-linecap="round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158466" draw:marker-start-width="0.252cm" draw:marker-end-width="0.252cm" draw:fill="solid" draw:fill-color="#158466" draw:textarea-horizontal-align="justify" draw:textarea-vertical-align="middle" draw:auto-grow-height="false" fo:min-height="0.415cm" fo:min-width="2.278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color="#158466" draw:marker-end="Extrémités_20_de_20_flèche_20_7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158466" draw:marker-end="Extrémités_20_de_20_flèche_20_9" draw:marker-end-width="0.3cm" svg:stroke-linecap="butt" draw:fill="none" draw:textarea-vertical-align="middle"/>
    </style:style>
    <style:style style:name="gr20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114cm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color="#158466" draw:marker-end="Extrémités_20_de_20_flèche_20_10" draw:marker-end-width="0.3cm" svg:stroke-linecap="butt" draw:fill="none" draw:textarea-vertical-align="middle"/>
    </style:style>
    <style:style style:name="gr22" style:family="graphic" style:parent-style-name="objectwithoutfill">
      <style:graphic-properties draw:stroke="dash" draw:stroke-dash="Long_20_Dash" svg:stroke-color="#158466" draw:marker-end="Extrémités_20_de_20_flèche_20_11" draw:marker-end-width="0.3cm" svg:stroke-linecap="butt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158466" draw:marker-end="Extrémités_20_de_20_flèche_20_12" draw:marker-end-width="0.3cm" svg:stroke-linecap="butt" draw:fill="none" draw:textarea-vertical-align="middle"/>
    </style:style>
    <style:style style:name="gr24" style:family="graphic" style:parent-style-name="standard">
      <style:graphic-properties svg:stroke-width="0.053cm" svg:stroke-color="#158466" draw:marker-start-width="0.252cm" draw:marker-end-width="0.252cm" draw:fill="solid" draw:fill-color="#afd095" draw:textarea-horizontal-align="justify" draw:textarea-vertical-align="middle" draw:auto-grow-height="false" fo:min-height="0.379cm" fo:min-width="2.224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2.5cm" fo:min-width="2.5cm"/>
      <style:paragraph-properties style:writing-mode="lr-tb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standard">
      <style:graphic-properties svg:stroke-width="0.053cm" svg:stroke-color="#00a933" draw:marker-start-width="0.252cm" draw:marker-end-width="0.252cm" draw:fill="solid" draw:fill-color="#afd095" draw:textarea-horizontal-align="justify" draw:textarea-vertical-align="middle" draw:auto-grow-height="false" fo:min-height="0.582cm" fo:min-width="2.311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-dash="Long_20_Dash" svg:stroke-width="0.053cm" svg:stroke-color="#800080" draw:marker-start-width="0.321cm" draw:marker-end-width="0.321cm" svg:stroke-linecap="butt" draw:fill="none" draw:textarea-horizontal-align="justify" draw:textarea-vertical-align="middle" draw:auto-grow-height="false" fo:min-height="0.087cm" fo:min-width="0cm" fo:padding-top="0.151cm" fo:padding-bottom="0.151cm" fo:padding-left="0.276cm" fo:padding-right="0.276cm"/>
    </style:style>
    <style:style style:name="gr29" style:family="graphic" style:parent-style-name="objectwithoutfill">
      <style:graphic-properties draw:stroke-dash="Long_20_Dash" svg:stroke-width="0.053cm" svg:stroke-color="#800080" draw:marker-start-width="0.321cm" draw:marker-end-width="0.321cm" svg:stroke-linecap="butt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draw:stroke-dash="Long_20_Dash" svg:stroke-width="0.053cm" svg:stroke-color="#800080" draw:marker-start-width="0.321cm" draw:marker-end-width="0.321cm" svg:stroke-linecap="butt" draw:fill="none" draw:fill-color="#ffffff" draw:textarea-horizontal-align="left" draw:auto-grow-height="true" draw:auto-grow-width="true" fo:min-height="0.949cm" fo:min-width="0.942cm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53cm" svg:stroke-color="#ff4000" draw:marker-start-width="0.279cm" draw:marker-end-width="0.279cm" svg:stroke-linecap="butt" draw:fill="none" draw:textarea-horizontal-align="justify" draw:textarea-vertical-align="top" draw:auto-grow-height="false" fo:min-height="15.239cm" fo:min-width="23.13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b4c7dc" draw:textarea-horizontal-align="justify" draw:textarea-vertical-align="middle" draw:auto-grow-height="false" fo:min-height="0.406cm" fo:min-width="2.115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5983b0" draw:textarea-horizontal-align="justify" draw:textarea-vertical-align="middle" draw:auto-grow-height="false" fo:min-height="0.638cm" fo:min-width="3.415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none" draw:stroke-dash="Long_20_Dash" svg:stroke-width="0.053cm" svg:stroke-color="#2a6099" svg:stroke-linecap="butt" draw:fill="none" draw:fill-color="#ffffff" draw:textarea-horizontal-align="left" draw:auto-grow-height="true" draw:auto-grow-width="true" fo:min-height="0.475cm" fo:min-width="2.271cm"/>
      <style:paragraph-properties style:writing-mode="lr-tb"/>
    </style:style>
    <style:style style:name="gr35" style:family="graphic" style:parent-style-name="standard">
      <style:graphic-properties draw:stroke-dash="Long_20_Dash" svg:stroke-width="0.053cm" svg:stroke-color="#55308d" draw:marker-start-width="0.252cm" draw:marker-end-width="0.252cm" svg:stroke-linecap="butt" draw:fill="solid" draw:fill-color="#55308d" draw:textarea-horizontal-align="justify" draw:textarea-vertical-align="middle" draw:auto-grow-height="false" fo:min-height="0.415cm" fo:min-width="2.41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none" draw:stroke-dash="Long_20_Dash" svg:stroke-width="0.053cm" svg:stroke-color="#000000" svg:stroke-linecap="butt" draw:fill="none" draw:fill-color="#ffffff" draw:textarea-horizontal-align="left" draw:auto-grow-height="true" draw:auto-grow-width="true" fo:min-height="0.5cm" fo:min-width="2.271cm"/>
      <style:paragraph-properties style:writing-mode="lr-tb"/>
    </style:style>
    <style:style style:name="gr37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5983b0" draw:textarea-horizontal-align="justify" draw:textarea-vertical-align="middle" draw:auto-grow-height="false" fo:min-height="0.861cm" fo:min-width="3.514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b4c7dc" draw:textarea-horizontal-align="justify" draw:textarea-vertical-align="middle" draw:auto-grow-height="false" fo:min-height="0.415cm" fo:min-width="2.15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b4c7dc" draw:textarea-horizontal-align="justify" draw:textarea-vertical-align="middle" draw:auto-grow-height="false" fo:min-height="0.406cm" fo:min-width="2.08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b4c7dc" draw:textarea-horizontal-align="justify" draw:textarea-vertical-align="middle" draw:auto-grow-height="false" fo:min-height="0.415cm" fo:min-width="2.05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028cm" svg:stroke-color="#355269" draw:marker-start="Extrémités_20_de_20_flèche_20_6" draw:marker-start-width="0.242cm" draw:marker-end="" draw:marker-end-width="0.242cm" svg:stroke-linecap="butt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-dash="Long_20_Dash" svg:stroke-width="0.053cm" svg:stroke-color="#2a6099" draw:marker-start-width="0.252cm" draw:marker-end-width="0.252cm" svg:stroke-linecap="butt" draw:fill="solid" draw:fill-color="#b4c7dc" draw:textarea-horizontal-align="justify" draw:textarea-vertical-align="middle" draw:auto-grow-height="false" fo:min-height="0.582cm" fo:min-width="2.278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draw:stroke-dash="Long_20_Dash" svg:stroke-width="0.053cm" svg:stroke-color="#55308d" draw:marker-start-width="0.252cm" draw:marker-end-width="0.252cm" svg:stroke-linecap="butt" draw:fill="solid" draw:fill-color="#2a6099" draw:textarea-horizontal-align="justify" draw:textarea-vertical-align="middle" draw:auto-grow-height="false" fo:min-height="0.415cm" fo:min-width="2.751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draw:stroke-dash="Long_20_Dash" svg:stroke-width="0.053cm" svg:stroke-color="#55308d" draw:marker-start-width="0.252cm" draw:marker-end-width="0.252cm" svg:stroke-linecap="butt" draw:fill="solid" draw:fill-color="#3465a4" draw:textarea-horizontal-align="justify" draw:textarea-vertical-align="middle" draw:auto-grow-height="false" fo:min-height="0.629cm" fo:min-width="2.836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dash" draw:stroke-dash="Long_20_Dash" svg:stroke-width="0.028cm" svg:stroke-color="#355269" draw:marker-start="" draw:marker-start-width="0.242cm" draw:marker-end="Extrémités_20_de_20_flèche_20_6" draw:marker-end-width="0.242cm" svg:stroke-linecap="butt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-dash="Long_20_Dash" svg:stroke-width="0.053cm" svg:stroke-color="#55308d" draw:marker-start-width="0.252cm" draw:marker-end-width="0.252cm" svg:stroke-linecap="butt" draw:fill="solid" draw:fill-color="#3465a4" draw:textarea-horizontal-align="justify" draw:textarea-vertical-align="middle" draw:auto-grow-height="false" fo:min-height="0.76cm" fo:min-width="2.418cm" fo:padding-top="0.151cm" fo:padding-bottom="0.151cm" fo:padding-left="0.276cm" fo:padding-right="0.276cm"/>
      <style:paragraph-properties style:writing-mode="lr-tb"/>
    </style:style>
    <style:style style:name="gr47" style:family="graphic" style:parent-style-name="objectwithoutfill">
      <style:graphic-properties draw:stroke-dash="Long_20_Dash" svg:stroke-width="0.053cm" svg:stroke-color="#55308d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Long_20_Dash" svg:stroke-width="0.028cm" svg:stroke-color="#55308d" draw:marker-start="Extrémités_20_de_20_flèche_20_6" draw:marker-start-width="0.242cm" draw:marker-end="" draw:marker-end-width="0.242cm" svg:stroke-linecap="butt" draw:fill="none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draw:marker-end="Extrémités_20_de_20_flèche_20_13" draw:marker-end-width="0.3cm" svg:stroke-linecap="butt" draw:fill="none" draw:textarea-vertical-align="middle"/>
    </style:style>
    <style:style style:name="gr50" style:family="graphic" style:parent-style-name="objectwithoutfill">
      <style:graphic-properties draw:stroke="dash" draw:stroke-dash="Long_20_Dash" draw:marker-end="Extrémités_20_de_20_flèche_20_14" draw:marker-end-width="0.3cm" svg:stroke-linecap="butt" draw:fill="none" draw:textarea-vertical-align="middle"/>
    </style:style>
    <style:style style:name="gr51" style:family="graphic" style:parent-style-name="objectwithoutfill">
      <style:graphic-properties draw:stroke="dash" draw:stroke-dash="Long_20_Dash" draw:marker-end="Extrémités_20_de_20_flèche_20_15" draw:marker-end-width="0.3cm" svg:stroke-linecap="butt" draw:fill="none" draw:textarea-vertical-align="middle"/>
    </style:style>
    <style:style style:name="gr52" style:family="graphic" style:parent-style-name="objectwithoutfill">
      <style:graphic-properties draw:stroke="dash" draw:stroke-dash="Long_20_Dash" draw:marker-end="Extrémités_20_de_20_flèche_20_16" draw:marker-end-width="0.3cm" svg:stroke-linecap="butt" draw:fill="none" draw:textarea-vertical-align="middle"/>
    </style:style>
    <style:style style:name="gr53" style:family="graphic" style:parent-style-name="objectwithoutfill">
      <style:graphic-properties draw:stroke="dash" draw:stroke-dash="Long_20_Dash" draw:marker-end="Extrémités_20_de_20_flèche_20_17" draw:marker-end-width="0.3cm" svg:stroke-linecap="butt" draw:fill="none" draw:textarea-vertical-align="middle"/>
    </style:style>
    <style:style style:name="gr54" style:family="graphic" style:parent-style-name="objectwithoutfill">
      <style:graphic-properties draw:stroke="dash" draw:stroke-dash="Long_20_Dash" svg:stroke-width="0.028cm" svg:stroke-color="#55308d" draw:marker-start-width="0.242cm" draw:marker-end="Extrémités_20_de_20_flèche_20_6" draw:marker-end-width="0.242cm" svg:stroke-linecap="butt" draw:fill="none" draw:textarea-vertical-align="middle" fo:padding-top="0.139cm" fo:padding-bottom="0.139cm" fo:padding-left="0.264cm" fo:padding-right="0.264cm"/>
    </style:style>
    <style:style style:name="gr55" style:family="graphic" style:parent-style-name="standard">
      <style:graphic-properties svg:stroke-width="0.053cm" svg:stroke-color="#ff4000" draw:marker-start-width="0.321cm" draw:marker-end-width="0.321cm" draw:fill="none" draw:textarea-horizontal-align="justify" draw:textarea-vertical-align="middle" draw:auto-grow-height="false" fo:min-height="0.087cm" fo:min-width="0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ff4000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width="0.053cm" svg:stroke-color="#5b277d" draw:marker-start-width="0.321cm" draw:marker-end-width="0.321cm" draw:fill="none" draw:fill-color="#ffffff" draw:textarea-horizontal-align="left" draw:auto-grow-height="true" draw:auto-grow-width="true" fo:min-height="0.949cm" fo:min-width="1.441cm"/>
      <style:paragraph-properties style:writing-mode="lr-tb"/>
    </style:style>
    <style:style style:name="gr58" style:family="graphic" style:parent-style-name="standard">
      <style:graphic-properties svg:stroke-width="0.053cm" svg:stroke-color="#ff4000" draw:marker-start-width="0.252cm" draw:marker-end-width="0.252cm" draw:fill="solid" draw:fill-color="#ff7b59" draw:textarea-horizontal-align="justify" draw:textarea-vertical-align="middle" draw:auto-grow-height="false" fo:min-height="0.936cm" fo:min-width="2.51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draw:stroke="solid" draw:stroke-dash="Long_20_Dash" svg:stroke-width="0.053cm" svg:stroke-color="#ff4000" draw:marker-start-width="0.279cm" draw:marker-end-width="0.279cm" svg:stroke-linecap="butt" draw:fill="none" draw:textarea-horizontal-align="justify" draw:textarea-vertical-align="top" draw:auto-grow-height="false" fo:min-height="15.232cm" fo:min-width="18.482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svg:stroke-color="#ff4000" draw:marker-start-width="0.252cm" draw:marker-end-width="0.252cm" draw:fill="solid" draw:fill-color="#ff4000" draw:textarea-horizontal-align="justify" draw:textarea-vertical-align="middle" draw:auto-grow-height="false" fo:min-height="0.394cm" fo:min-width="2.707cm" fo:padding-top="0.151cm" fo:padding-bottom="0.151cm" fo:padding-left="0.276cm" fo:padding-right="0.276cm"/>
      <style:paragraph-properties style:writing-mode="lr-tb"/>
    </style:style>
    <style:style style:name="gr61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2" style:family="graphic" style:parent-style-name="objectwithoutfill">
      <style:graphic-properties draw:stroke="dash" draw:stroke-dash="Long_20_Dash_20__28_Rounded_29_" svg:stroke-width="0.035cm" svg:stroke-color="#ff4000" draw:marker-start="Extrémités_20_de_20_flèche_20_6" draw:marker-start-width="0.252cm" draw:marker-end="" draw:marker-end-width="0.252cm" svg:stroke-linecap="round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svg:stroke-width="0.053cm" svg:stroke-color="#ff4000" draw:marker-start-width="0.252cm" draw:marker-end-width="0.252cm" draw:fill="solid" draw:fill-color="#ff7b59" draw:textarea-horizontal-align="justify" draw:textarea-vertical-align="middle" draw:auto-grow-height="false" fo:min-height="0.394cm" fo:min-width="2.51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4000" draw:marker-start-width="0.252cm" draw:marker-end-width="0.252cm" draw:fill="solid" draw:fill-color="#ffaa95" draw:textarea-horizontal-align="justify" draw:textarea-vertical-align="middle" draw:auto-grow-height="false" fo:min-height="0.394cm" fo:min-width="2.384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4000" draw:marker-start-width="0.252cm" draw:marker-end-width="0.252cm" draw:fill="solid" draw:fill-color="#ffaa95" draw:textarea-horizontal-align="justify" draw:textarea-vertical-align="middle" draw:auto-grow-height="false" fo:min-height="0.394cm" fo:min-width="2.808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4000" draw:marker-start-width="0.252cm" draw:marker-end-width="0.252cm" draw:fill="solid" draw:fill-color="#ffaa95" draw:textarea-horizontal-align="justify" draw:textarea-vertical-align="middle" draw:auto-grow-height="false" fo:min-height="0.415cm" fo:min-width="2.525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8" style:family="graphic" style:parent-style-name="standard">
      <style:graphic-properties svg:stroke-width="0.053cm" svg:stroke-color="#ff4000" draw:marker-start-width="0.252cm" draw:marker-end-width="0.252cm" draw:fill="solid" draw:fill-color="#ff7b59" draw:textarea-horizontal-align="justify" draw:textarea-vertical-align="middle" draw:auto-grow-height="false" fo:min-height="0.415cm" fo:min-width="2.525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svg:stroke-color="#ff4000" draw:marker-start-width="0.252cm" draw:marker-end-width="0.252cm" draw:fill="solid" draw:fill-color="#ff4000" draw:textarea-horizontal-align="justify" draw:textarea-vertical-align="middle" draw:auto-grow-height="false" fo:min-height="0.394cm" fo:min-width="2.384cm" fo:padding-top="0.151cm" fo:padding-bottom="0.151cm" fo:padding-left="0.276cm" fo:padding-right="0.276cm"/>
      <style:paragraph-properties style:writing-mode="lr-tb"/>
    </style:style>
    <style:style style:name="gr70" style:family="graphic" style:parent-style-name="objectwithoutfill">
      <style:graphic-properties draw:stroke="dash" draw:stroke-dash="Long_20_Dash_20__28_Rounded_29_" svg:stroke-width="0.035cm" svg:stroke-color="#ff4000" draw:marker-start="Extrémités_20_de_20_flèche_20_6" draw:marker-start-width="0.252cm" draw:marker-end="" draw:marker-end-width="0.352cm" svg:stroke-linecap="round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svg:stroke-width="0.053cm" svg:stroke-color="#ff4000" draw:marker-start-width="0.252cm" draw:marker-end-width="0.252cm" draw:fill="solid" draw:fill-color="#158466" draw:textarea-horizontal-align="justify" draw:textarea-vertical-align="middle" draw:auto-grow-height="false" fo:min-height="0.415cm" fo:min-width="1.641cm" fo:padding-top="0.151cm" fo:padding-bottom="0.151cm" fo:padding-left="0.276cm" fo:padding-right="0.276cm"/>
      <style:paragraph-properties style:writing-mode="lr-tb"/>
    </style:style>
    <style:style style:name="gr72" style:family="graphic" style:parent-style-name="objectwithoutfill">
      <style:graphic-properties draw:stroke="dash" draw:stroke-dash="Long_20_Dash_20__28_Rounded_29_" svg:stroke-width="0.035cm" svg:stroke-color="#ff4000" draw:marker-start="" draw:marker-start-width="0.252cm" draw:marker-end="Extrémités_20_de_20_flèche_20_6" draw:marker-end-width="0.252cm" svg:stroke-linecap="round" draw:fill="none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draw:stroke-dash="Double_20_Dash" svg:stroke-width="0.053cm" svg:stroke-color="#000000" svg:stroke-linecap="butt" draw:fill="none" draw:fill-color="#ffffff" draw:textarea-horizontal-align="left" draw:auto-grow-height="true" draw:auto-grow-width="true" fo:min-height="0.475cm" fo:min-width="2.271cm"/>
      <style:paragraph-properties style:writing-mode="lr-tb"/>
    </style:style>
    <style:style style:name="gr74" style:family="graphic" style:parent-style-name="standard">
      <style:graphic-properties draw:stroke="none" draw:stroke-dash="Double_20_Dash" svg:stroke-width="0.053cm" svg:stroke-color="#000000" svg:stroke-linecap="butt" draw:fill="none" draw:fill-color="#ffffff" draw:textarea-horizontal-align="left" draw:auto-grow-height="true" draw:auto-grow-width="true" fo:min-height="0.475cm" fo:min-width="1.755cm"/>
      <style:paragraph-properties style:writing-mode="lr-tb"/>
    </style:style>
    <style:style style:name="gr75" style:family="graphic" style:parent-style-name="objectwithoutfill">
      <style:graphic-properties draw:stroke="dash" draw:stroke-dash="Long_20_Dash_20__28_Rounded_29_" svg:stroke-width="0.035cm" svg:stroke-color="#ff4000" draw:marker-start="" draw:marker-start-width="0.252cm" draw:marker-end="Extrémités_20_de_20_flèche_20_15" draw:marker-end-width="0.352cm" svg:stroke-linecap="round" draw:fill="none" draw:textarea-vertical-align="middle" fo:padding-top="0.142cm" fo:padding-bottom="0.142cm" fo:padding-left="0.267cm" fo:padding-right="0.267cm"/>
    </style:style>
    <style:style style:name="gr76" style:family="graphic" style:parent-style-name="standard">
      <style:graphic-properties draw:stroke="solid" draw:stroke-dash="Long_20_Dash_20__28_Rounded_29_" svg:stroke-width="0.035cm" svg:stroke-color="#158466" draw:marker-start-width="0.252cm" draw:marker-end="Extrémités_20_de_20_flèche_20_22" draw:marker-end-width="0.252cm" svg:stroke-linecap="round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dash" draw:stroke-dash="Long_20_Dash_20__28_Rounded_29_" svg:stroke-width="0.035cm" svg:stroke-color="#ff4000" draw:marker-start="" draw:marker-start-width="0.252cm" draw:marker-end="Extrémités_20_de_20_flèche_20_6" draw:marker-end-width="0.252cm" svg:stroke-linecap="round" draw:textarea-vertical-align="middle" fo:padding-top="0.142cm" fo:padding-bottom="0.142cm" fo:padding-left="0.267cm" fo:padding-right="0.267cm"/>
    </style:style>
    <style:style style:name="gr78" style:family="graphic" style:parent-style-name="standard">
      <style:graphic-properties draw:stroke="dash" draw:stroke-dash="Long_20_Dash_20__28_Rounded_29_" svg:stroke-width="0.035cm" svg:stroke-color="#ff4000" draw:marker-start="Extrémités_20_de_20_flèche_20_6" draw:marker-start-width="0.252cm" draw:marker-end="" draw:marker-end-width="0.252cm" svg:stroke-linecap="roun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fo:font-size="9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7" style:family="paragraph">
      <style:paragraph-properties fo:text-align="center" style:writing-mode="lr-tb"/>
      <style:text-properties fo:color="#ffffff" loext:opacity="100%" fo:font-size="9pt"/>
    </style:style>
    <style:style style:name="P8" style:family="paragraph">
      <loext:graphic-properties draw:fill="solid" draw:fill-color="#158466"/>
      <style:paragraph-properties fo:text-align="center" style:writing-mode="lr-tb"/>
      <style:text-properties fo:color="#ffffff" loext:opacity="100%" fo:font-size="9pt"/>
    </style:style>
    <style:style style:name="P9" style:family="paragraph">
      <style:paragraph-properties fo:text-align="center" style:writing-mode="lr-tb"/>
      <style:text-properties fo:font-size="9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9pt"/>
    </style:style>
    <style:style style:name="P11" style:family="paragraph">
      <loext:graphic-properties draw:fill="none" draw:fill-color="#ffffff"/>
      <style:paragraph-properties style:writing-mode="lr-tb"/>
      <style:text-properties fo:font-size="9pt"/>
    </style:style>
    <style:style style:name="P12" style:family="paragraph">
      <style:paragraph-properties fo:text-align="start" style:writing-mode="lr-tb"/>
      <style:text-properties fo:color="#ff4000" loext:opacity="100%" fo:font-size="9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fo:color="#ff4000" loext:opacity="100%" fo:font-size="9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>
      <style:paragraph-properties fo:text-align="center" style:writing-mode="lr-tb"/>
      <style:text-properties fo:font-size="9pt" style:font-size-asian="10pt" style:font-size-complex="10pt"/>
    </style:style>
    <style:style style:name="P15" style:family="paragraph">
      <loext:graphic-properties draw:fill="solid" draw:fill-color="#cccccc"/>
      <style:paragraph-properties fo:text-align="center" style:writing-mode="lr-tb"/>
      <style:text-properties fo:font-size="9pt" style:font-size-asian="10pt" style:font-size-complex="10pt"/>
    </style:style>
    <style:style style:name="P16" style:family="paragraph">
      <style:paragraph-properties fo:text-align="center" style:writing-mode="lr-tb"/>
      <style:text-properties fo:color="#ffffff" loext:opacity="100%" fo:font-size="9pt" fo:font-style="normal"/>
    </style:style>
    <style:style style:name="P17" style:family="paragraph">
      <loext:graphic-properties draw:fill="solid" draw:fill-color="#158466"/>
      <style:paragraph-properties fo:text-align="center" style:writing-mode="lr-tb"/>
      <style:text-properties fo:color="#ffffff" loext:opacity="100%" fo:font-size="9pt" fo:font-style="normal"/>
    </style:style>
    <style:style style:name="P18" style:family="paragraph">
      <style:paragraph-properties fo:text-align="center" style:writing-mode="lr-tb"/>
      <style:text-properties fo:color="#000000" loext:opacity="100%" fo:font-size="9pt" style:font-size-asian="10pt" style:font-size-complex="10pt"/>
    </style:style>
    <style:style style:name="P19" style:family="paragraph">
      <loext:graphic-properties draw:fill="solid" draw:fill-color="#afd095"/>
      <style:paragraph-properties fo:text-align="center" style:writing-mode="lr-tb"/>
      <style:text-properties fo:color="#000000" loext:opacity="100%" fo:font-size="9pt" style:font-size-asian="10pt" style:font-size-complex="10pt"/>
    </style:style>
    <style:style style:name="P20" style:family="paragraph">
      <style:paragraph-properties fo:text-align="center" style:writing-mode="lr-tb"/>
      <style:text-properties fo:color="#000000" loext:opacity="100%" fo:font-size="9pt" fo:font-style="normal"/>
    </style:style>
    <style:style style:name="P21" style:family="paragraph">
      <loext:graphic-properties draw:fill="solid" draw:fill-color="#afd095"/>
      <style:paragraph-properties fo:text-align="center" style:writing-mode="lr-tb"/>
      <style:text-properties fo:color="#000000" loext:opacity="100%" fo:font-size="9pt" fo:font-style="normal"/>
    </style:style>
    <style:style style:name="P22" style:family="paragraph">
      <loext:graphic-properties draw:fill-color="#b2b2b2"/>
      <style:paragraph-properties fo:text-align="center" style:writing-mode="lr-tb"/>
      <style:text-properties fo:font-size="9pt"/>
    </style:style>
    <style:style style:name="P23" style:family="paragraph">
      <loext:graphic-properties draw:fill="solid" draw:fill-color="#afd095"/>
      <style:paragraph-properties fo:text-align="center" style:writing-mode="lr-tb"/>
      <style:text-properties fo:font-size="9pt"/>
    </style:style>
    <style:style style:name="P24" style:family="paragraph">
      <loext:graphic-properties draw:fill="none"/>
      <style:paragraph-properties fo:text-align="center"/>
      <style:text-properties fo:font-size="12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6" style:family="paragraph">
      <style:paragraph-properties fo:text-align="start" style:writing-mode="lr-tb"/>
      <style:text-properties fo:color="#ff4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7" style:family="paragraph">
      <loext:graphic-properties draw:fill="none"/>
      <style:paragraph-properties fo:text-align="start" style:writing-mode="lr-tb"/>
      <style:text-properties fo:color="#ff4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8" style:family="paragraph">
      <style:paragraph-properties fo:text-align="center" style:writing-mode="lr-tb"/>
      <style:text-properties fo:color="#2a6099" loext:opacity="100%" fo:font-size="12pt"/>
    </style:style>
    <style:style style:name="P29" style:family="paragraph">
      <loext:graphic-properties draw:fill="solid" draw:fill-color="#b4c7dc"/>
      <style:paragraph-properties fo:text-align="center" style:writing-mode="lr-tb"/>
      <style:text-properties fo:color="#2a6099" loext:opacity="100%" fo:font-size="12pt"/>
    </style:style>
    <style:style style:name="P30" style:family="paragraph">
      <style:paragraph-properties fo:text-align="center" style:writing-mode="lr-tb"/>
      <style:text-properties fo:color="#ffffff" loext:opacity="100%" fo:font-size="12pt"/>
    </style:style>
    <style:style style:name="P31" style:family="paragraph">
      <loext:graphic-properties draw:fill="solid" draw:fill-color="#5983b0"/>
      <style:paragraph-properties fo:text-align="center" style:writing-mode="lr-tb"/>
      <style:text-properties fo:color="#ffffff" loext:opacity="100%" fo:font-size="12pt"/>
    </style:style>
    <style:style style:name="P32" style:family="paragraph"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0.5pt"/>
    </style:style>
    <style:style style:name="P34" style:family="paragraph">
      <loext:graphic-properties draw:fill="solid" draw:fill-color="#55308d"/>
      <style:paragraph-properties fo:text-align="center" style:writing-mode="lr-tb"/>
      <style:text-properties fo:color="#ffffff" loext:opacity="100%" fo:font-size="12pt"/>
    </style:style>
    <style:style style:name="P35" style:family="paragraph">
      <loext:graphic-properties draw:fill="solid" draw:fill-color="#2a6099"/>
      <style:paragraph-properties fo:text-align="center" style:writing-mode="lr-tb"/>
      <style:text-properties fo:color="#ffffff" loext:opacity="100%" fo:font-size="12pt"/>
    </style:style>
    <style:style style:name="P36" style:family="paragraph">
      <loext:graphic-properties draw:fill="solid" draw:fill-color="#3465a4"/>
      <style:paragraph-properties fo:text-align="center" style:writing-mode="lr-tb"/>
      <style:text-properties fo:color="#ffffff" loext:opacity="100%" fo:font-size="12pt"/>
    </style:style>
    <style:style style:name="P37" style:family="paragraph">
      <style:paragraph-properties fo:text-align="center" style:writing-mode="lr-tb"/>
      <style:text-properties fo:color="#ffffff" loext:opacity="100%" fo:font-size="10pt" fo:font-weight="bold" style:font-size-asian="10pt" style:font-size-complex="10pt"/>
    </style:style>
    <style:style style:name="P38" style:family="paragraph">
      <loext:graphic-properties draw:fill="solid" draw:fill-color="#ff7b59"/>
      <style:paragraph-properties fo:text-align="center" style:writing-mode="lr-tb"/>
      <style:text-properties fo:color="#ffffff" loext:opacity="100%" fo:font-size="10pt" fo:font-weight="bold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4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4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1" style:family="paragraph">
      <loext:graphic-properties draw:fill="solid" draw:fill-color="#ff4000"/>
      <style:paragraph-properties fo:text-align="center" style:writing-mode="lr-tb"/>
      <style:text-properties fo:color="#ffffff" loext:opacity="100%" fo:font-size="12pt"/>
    </style:style>
    <style:style style:name="P42" style:family="paragraph">
      <style:paragraph-properties fo:text-align="center" style:writing-mode="lr-tb"/>
      <style:text-properties fo:color="#ffffff" loext:opacity="100%" fo:font-size="10pt" fo:font-weight="bold"/>
    </style:style>
    <style:style style:name="P43" style:family="paragraph">
      <loext:graphic-properties draw:fill="solid" draw:fill-color="#ff7b59"/>
      <style:paragraph-properties fo:text-align="center" style:writing-mode="lr-tb"/>
      <style:text-properties fo:color="#ffffff" loext:opacity="100%" fo:font-size="10pt" fo:font-weight="bold"/>
    </style:style>
    <style:style style:name="P44" style:family="paragraph">
      <style:paragraph-properties fo:text-align="center" style:writing-mode="lr-tb"/>
      <style:text-properties fo:color="#ff4000" loext:opacity="100%" fo:font-size="10pt" fo:font-weight="bold"/>
    </style:style>
    <style:style style:name="P45" style:family="paragraph">
      <loext:graphic-properties draw:fill="solid" draw:fill-color="#ffaa95"/>
      <style:paragraph-properties fo:text-align="center" style:writing-mode="lr-tb"/>
      <style:text-properties fo:color="#ff4000" loext:opacity="100%" fo:font-size="10pt" fo:font-weight="bold"/>
    </style:style>
    <style:style style:name="P46" style:family="paragraph">
      <loext:graphic-properties draw:fill="none" draw:fill-color="#ffffff"/>
      <style:paragraph-properties style:writing-mode="lr-tb"/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P47" style:family="paragraph">
      <loext:graphic-properties draw:fill="solid" draw:fill-color="#ff4000"/>
      <style:paragraph-properties fo:text-align="center" style:writing-mode="lr-tb"/>
      <style:text-properties fo:color="#ffffff" loext:opacity="100%" fo:font-size="10pt" fo:font-weight="bold"/>
    </style:style>
    <style:style style:name="P48" style:family="paragraph">
      <style:paragraph-properties fo:text-align="center" style:writing-mode="lr-tb"/>
      <style:text-properties fo:color="#ffffff" loext:opacity="100%" fo:font-size="8pt" fo:font-weight="bold"/>
    </style:style>
    <style:style style:name="P49" style:family="paragraph">
      <loext:graphic-properties draw:fill="solid" draw:fill-color="#158466"/>
      <style:paragraph-properties fo:text-align="center" style:writing-mode="lr-tb"/>
      <style:text-properties fo:color="#ffffff" loext:opacity="100%" fo:font-size="8pt" fo:font-weight="bold"/>
    </style:style>
    <style:style style:name="P50" style:family="paragraph">
      <style:paragraph-properties fo:text-align="center" style:writing-mode="lr-tb"/>
      <style:text-properties fo:font-size="10pt"/>
    </style:style>
    <style:style style:name="P51" style:family="paragraph">
      <loext:graphic-properties draw:fill-color="#b2b2b2"/>
      <style:paragraph-properties fo:text-align="center" style:writing-mode="lr-tb"/>
      <style:text-properties fo:font-size="10pt"/>
    </style:style>
    <style:style style:name="T1" style:family="text">
      <style:text-properties fo:color="#158466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/>
    </style:style>
    <style:style style:name="T4" style:family="text">
      <style:text-properties fo:color="#ffffff" loext:opacity="100%" fo:font-size="9pt"/>
    </style:style>
    <style:style style:name="T5" style:family="text">
      <style:text-properties fo:color="#ff4000" loext:opacity="100%" fo:font-size="9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font-size="9pt" style:font-size-asian="10pt" style:font-size-complex="10pt"/>
    </style:style>
    <style:style style:name="T7" style:family="text">
      <style:text-properties fo:color="#ffffff" loext:opacity="100%" fo:font-size="9pt" fo:font-style="normal"/>
    </style:style>
    <style:style style:name="T8" style:family="text">
      <style:text-properties fo:color="#000000" loext:opacity="100%" fo:font-size="9pt" style:font-size-asian="10pt" style:font-size-complex="10pt"/>
    </style:style>
    <style:style style:name="T9" style:family="text">
      <style:text-properties fo:color="#000000" loext:opacity="100%" fo:font-size="9pt" fo:font-style="normal"/>
    </style:style>
    <style:style style:name="T10" style:family="text">
      <style:text-properties fo:font-size="12pt"/>
    </style:style>
    <style:style style:name="T11" style:family="text">
      <style:text-properties fo:color="#ff4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2" style:family="text">
      <style:text-properties fo:color="#2a6099" loext:opacity="100%" fo:font-size="12pt"/>
    </style:style>
    <style:style style:name="T13" style:family="text">
      <style:text-properties fo:color="#ffffff" loext:opacity="100%" fo:font-size="12pt"/>
    </style:style>
    <style:style style:name="T14" style:family="text">
      <style:text-properties fo:font-size="10.5pt"/>
    </style:style>
    <style:style style:name="T15" style:family="text">
      <style:text-properties fo:color="#2a6099" loext:opacity="100%" fo:font-size="12pt" style:font-size-asian="12pt" style:font-size-complex="12pt"/>
    </style:style>
    <style:style style:name="T16" style:family="text">
      <style:text-properties fo:font-size="12pt" fo:font-weight="bold" style:font-weight-asian="bold" style:font-weight-complex="bold"/>
    </style:style>
    <style:style style:name="T17" style:family="text">
      <style:text-properties fo:color="#ffffff" loext:opacity="100%" fo:font-size="10pt" fo:font-weight="bold" style:font-size-asian="10pt" style:font-size-complex="10pt"/>
    </style:style>
    <style:style style:name="T1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.5pt" fo:font-style="italic" fo:text-shadow="none" style:text-underline-style="none" fo:font-weight="bold" style:letter-kerning="true" style:font-name-asian="Microsoft YaHei" style:font-size-asian="10.5pt" style:font-style-asian="italic" style:font-weight-asian="bold" style:font-name-complex="Lucida 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666666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color="#ffffff" loext:opacity="100%" fo:font-size="10pt" fo:font-weight="bold"/>
    </style:style>
    <style:style style:name="T21" style:family="text">
      <style:text-properties fo:color="#ff4000" loext:opacity="100%" fo:font-size="10pt" fo:font-weight="bold"/>
    </style:style>
    <style:style style:name="T22" style:family="text"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ffffff" loext:opacity="100%" fo:font-size="8pt" fo:font-weight="bold"/>
    </style:style>
    <style:style style:name="T2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cas d’utilisation : <text:span text:style-name="T1">Création d’une commande</text:span></text:p>
            </draw:text-box>
          </draw:frame>
        </draw:g>
        <draw:g>
          <draw:custom-shape draw:style-name="gr3" draw:text-style-name="P4" draw:layer="layout" svg:width="0.596cm" svg:height="0.549cm" svg:x="3.907cm" svg:y="8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4.217cm" svg:y1="9.452cm" svg:x2="4.217cm" svg:y2="10.33cm">
            <text:p/>
          </draw:line>
          <draw:g>
            <draw:line draw:style-name="gr4" draw:text-style-name="P4" draw:layer="layout" svg:x1="3.741cm" svg:y1="11.1cm" svg:x2="4.217cm" svg:y2="10.331cm">
              <text:p/>
            </draw:line>
            <draw:line draw:style-name="gr4" draw:text-style-name="P4" draw:layer="layout" svg:x1="4.693cm" svg:y1="11.1cm" svg:x2="4.217cm" svg:y2="10.331cm">
              <text:p/>
            </draw:line>
          </draw:g>
          <draw:line draw:style-name="gr4" draw:text-style-name="P4" draw:layer="layout" svg:x1="3.67cm" svg:y1="9.892cm" svg:x2="4.741cm" svg:y2="9.892cm">
            <text:p/>
          </draw:line>
        </draw:g>
        <draw:frame draw:style-name="gr5" draw:text-style-name="P6" draw:layer="layout" svg:width="1.836cm" svg:height="1.199cm" svg:x="3.406cm" svg:y="11.23cm">
          <draw:text-box>
            <text:p text:style-name="P5"><text:span text:style-name="T2">Client</text:span></text:p>
            <text:p text:style-name="P5"><text:span text:style-name="T3"/></text:p>
          </draw:text-box>
        </draw:frame>
        <draw:custom-shape draw:style-name="gr6" draw:text-style-name="P8" xml:id="id3" draw:id="id3" draw:layer="layout" svg:width="4.174cm" svg:height="1.013cm" svg:x="6.576cm" svg:y="10.75cm">
          <text:p text:style-name="P7"><text:span text:style-name="T4">Comma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047cm" svg:height="1.25cm" svg:x="15.614cm" svg:y="8.1cm">
          <text:p text:style-name="P9"><text:span text:style-name="T3">Ajouter des produits au pan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771cm" svg:height="0.725cm" svg:x="17.7cm" svg:y="6.5cm">
          <draw:text-box>
            <text:p><text:span text:style-name="T3">«extends»</text:span></text:p>
          </draw:text-box>
        </draw:frame>
        <draw:custom-shape draw:style-name="gr9" draw:text-style-name="P13" draw:layer="layout" svg:width="16.593cm" svg:height="14.757cm" svg:x="5.657cm" svg:y="3.743cm">
          <text:p text:style-name="P12"><text:span text:style-name="T5">SITE VENTE EN LIGNE EXPRESSFOOD</text:span></text:p>
          <draw:enhanced-geometry svg:viewBox="0 0 21600 21600" draw:path-stretchpoint-x="10800" draw:path-stretchpoint-y="10800" draw:text-areas="?f3 ?f4 ?f5 ?f6" draw:type="round-rectangle" draw:modifiers="509.426936073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922cm" svg:height="1.013cm" svg:x="15.778cm" svg:y="10.25cm">
          <text:p text:style-name="P14"><text:span text:style-name="T6">Supprimer des produ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2.614cm" svg:height="0.662cm" svg:x="12.2cm" svg:y="10cm">
          <draw:text-box>
            <text:p><text:span text:style-name="T3">«extend»</text:span></text:p>
          </draw:text-box>
        </draw:frame>
        <draw:frame draw:style-name="gr8" draw:text-style-name="P11" draw:layer="layout" svg:width="2.771cm" svg:height="0.725cm" svg:x="13.25cm" svg:y="8.15cm">
          <draw:text-box>
            <text:p><text:span text:style-name="T3">«extend»</text:span></text:p>
          </draw:text-box>
        </draw:frame>
        <draw:custom-shape draw:style-name="gr12" draw:text-style-name="P8" xml:id="id2" draw:id="id2" draw:layer="layout" svg:width="4.5cm" svg:height="1.013cm" svg:x="7cm" svg:y="5cm">
          <text:p text:style-name="P7"><text:span text:style-name="T4">Afficher les produ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xml:id="id6" draw:id="id6" draw:layer="layout" svg:width="3.924cm" svg:height="1.013cm" svg:x="6.826cm" svg:y="16.487cm">
          <text:p text:style-name="P16"><text:span text:style-name="T7">Effectuer le pai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4" draw:id="id4" draw:layer="layout" svg:width="3.935cm" svg:height="1.013cm" svg:x="6.95cm" svg:y="7.937cm">
          <text:p text:style-name="P18"><text:span text:style-name="T8">Constituer un pan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4.842cm" svg:y1="10.61cm" svg:x2="7cm" svg:y2="5.506cm" draw:start-shape="id1" draw:start-glue-point="2" draw:end-shape="id2" draw:end-glue-point="6" svg:d="M4842 10610l2158-5104" svg:viewBox="0 0 2159 5105">
          <text:p/>
        </draw:connector>
        <draw:connector draw:style-name="gr16" draw:text-style-name="P4" draw:layer="layout" draw:type="line" svg:x1="8.663cm" svg:y1="10.75cm" svg:x2="8.918cm" svg:y2="8.95cm" draw:start-shape="id3" draw:start-glue-point="4" draw:end-shape="id4" draw:end-glue-point="8" svg:d="M8663 10750l255-1800" svg:viewBox="0 0 256 1801">
          <text:p/>
        </draw:connector>
        <draw:connector draw:style-name="gr15" draw:text-style-name="P4" draw:layer="layout" draw:type="line" svg:x1="4.842cm" svg:y1="10.61cm" svg:x2="6.576cm" svg:y2="11.256cm" draw:start-shape="id1" draw:start-glue-point="2" draw:end-shape="id3" draw:end-glue-point="6" svg:d="M4842 10610l1734 646" svg:viewBox="0 0 1735 647">
          <text:p/>
        </draw:connector>
        <draw:connector draw:style-name="gr15" draw:text-style-name="P4" draw:layer="layout" draw:type="line" svg:x1="4.842cm" svg:y1="10.61cm" svg:x2="6.75cm" svg:y2="14.456cm" draw:start-shape="id1" draw:start-glue-point="2" draw:end-shape="id5" draw:end-glue-point="6" svg:d="M4842 10610l1908 3846" svg:viewBox="0 0 1909 3847">
          <text:p/>
        </draw:connector>
        <draw:custom-shape draw:style-name="gr17" draw:text-style-name="P8" xml:id="id5" draw:id="id5" draw:layer="layout" svg:width="4cm" svg:height="1.013cm" svg:x="6.75cm" svg:y="13.95cm">
          <text:p text:style-name="P7"><text:span text:style-name="T4">Suivre une comm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75cm" svg:y1="14cm" svg:x2="8.5cm" svg:y2="11.75cm">
          <text:p/>
        </draw:line>
        <draw:frame draw:style-name="gr8" draw:text-style-name="P11" draw:layer="layout" svg:width="2.771cm" svg:height="0.725cm" svg:x="6.979cm" svg:y="6.525cm">
          <draw:text-box>
            <text:p><text:span text:style-name="T3">« include »</text:span></text:p>
          </draw:text-box>
        </draw:frame>
        <draw:line draw:style-name="gr19" draw:text-style-name="P4" draw:layer="layout" svg:x1="10.75cm" svg:y1="8.5cm" svg:x2="15.75cm" svg:y2="10.75cm">
          <text:p/>
        </draw:line>
        <draw:frame draw:style-name="gr20" draw:text-style-name="P11" draw:layer="layout" svg:width="2.614cm" svg:height="0.725cm" svg:x="8.636cm" svg:y="12.775cm">
          <draw:text-box>
            <text:p><text:span text:style-name="T3">« include »</text:span></text:p>
          </draw:text-box>
        </draw:frame>
        <draw:line draw:style-name="gr21" draw:text-style-name="P4" draw:layer="layout" svg:x1="9cm" svg:y1="8cm" svg:x2="9.25cm" svg:y2="6cm">
          <text:p/>
        </draw:line>
        <draw:line draw:style-name="gr22" draw:text-style-name="P4" draw:layer="layout" svg:x1="17.5cm" svg:y1="6.25cm" svg:x2="17.5cm" svg:y2="8cm">
          <text:p/>
        </draw:line>
        <draw:line draw:style-name="gr23" draw:text-style-name="P4" draw:layer="layout" svg:x1="10.75cm" svg:y1="8.5cm" svg:x2="15.75cm" svg:y2="8.75cm">
          <text:p/>
        </draw:line>
        <draw:custom-shape draw:style-name="gr24" draw:text-style-name="P21" draw:layer="layout" svg:width="3.924cm" svg:height="0.963cm" svg:x="15.677cm" svg:y="14.037cm">
          <text:p text:style-name="P20"><text:span text:style-name="T9">Ajouter une adre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0.5cm" svg:y1="11.5cm" svg:x2="15.75cm" svg:y2="14.25cm">
          <text:p/>
        </draw:line>
        <draw:custom-shape draw:style-name="gr25" draw:text-style-name="P22" draw:layer="layout" svg:width="3cm" svg:height="2.75cm" svg:x="23.25cm" svg:y="11.8cm">
          <text:p text:style-name="P9"><text:span text:style-name="T3">«system»</text:span></text:p>
          <text:p text:style-name="P9"><text:span text:style-name="T3">Système de géolocalis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3cm" svg:height="2.75cm" svg:x="23.25cm" svg:y="15.8cm">
          <text:p text:style-name="P9"><text:span text:style-name="T3">«system»</text:span></text:p>
          <text:p text:style-name="P9"><text:span text:style-name="T3">Système bancair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9.6cm" svg:y1="14.5cm" svg:x2="23.25cm" svg:y2="13.25cm">
          <text:p/>
        </draw:line>
        <draw:line draw:style-name="gr26" draw:text-style-name="P4" draw:layer="layout" svg:x1="10.75cm" svg:y1="17cm" svg:x2="23.25cm" svg:y2="17.1cm">
          <text:p/>
        </draw:line>
        <draw:frame draw:style-name="gr20" draw:text-style-name="P11" draw:layer="layout" svg:width="2.614cm" svg:height="0.725cm" svg:x="12cm" svg:y="11.775cm">
          <draw:text-box>
            <text:p><text:span text:style-name="T3">« include »</text:span></text:p>
          </draw:text-box>
        </draw:frame>
        <draw:custom-shape draw:style-name="gr27" draw:text-style-name="P23" draw:layer="layout" svg:width="4.047cm" svg:height="1.25cm" svg:x="15.114cm" svg:y="4.9cm">
          <text:p text:style-name="P9"><text:span text:style-name="T3">selectionner un prod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15.75cm" svg:y1="5.5cm" svg:x2="11.5cm" svg:y2="5.5cm">
          <text:p/>
        </draw:line>
        <draw:frame draw:style-name="gr8" draw:text-style-name="P11" draw:layer="layout" svg:width="2.771cm" svg:height="0.725cm" svg:x="12.23cm" svg:y="4.851cm">
          <draw:text-box>
            <text:p><text:span text:style-name="T3">« include »</text:span></text:p>
          </draw:text-box>
        </draw:frame>
        <draw:frame draw:style-name="gr20" draw:text-style-name="P11" draw:layer="layout" svg:width="2.614cm" svg:height="0.725cm" svg:x="6.886cm" svg:y="9.5cm">
          <draw:text-box>
            <text:p><text:span text:style-name="T3">« include »</text:span></text:p>
          </draw:text-box>
        </draw:frame>
        <draw:connector draw:style-name="gr15" draw:text-style-name="P4" xml:id="id1" draw:id="id1" draw:layer="layout" draw:type="line" svg:x1="4.842cm" svg:y1="10.61cm" svg:x2="6.826cm" svg:y2="16.993cm" draw:end-shape="id6" draw:end-glue-point="6" svg:d="M4842 10610l1984 6383" svg:viewBox="0 0 1985 6384">
          <text:p/>
        </draw:connector>
        <draw:line draw:style-name="gr18" draw:text-style-name="P4" draw:layer="layout" svg:x1="10.75cm" svg:y1="14.5cm" svg:x2="15.75cm" svg:y2="14.5cm">
          <text:p/>
        </draw:line>
        <draw:frame draw:style-name="gr20" draw:text-style-name="P11" draw:layer="layout" svg:width="2.614cm" svg:height="0.725cm" svg:x="11.636cm" svg:y="14.775cm">
          <draw:text-box>
            <text:p><text:span text:style-name="T3">« include »</text:span></text:p>
          </draw:text-box>
        </draw:frame>
        <draw:custom-shape draw:style-name="gr24" draw:text-style-name="P21" draw:layer="layout" svg:width="3.924cm" svg:height="0.963cm" svg:x="15.826cm" svg:y="11.787cm">
          <text:p text:style-name="P20"><text:span text:style-name="T9">s’authent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7.75cm" svg:y1="12.75cm" svg:x2="17.75cm" svg:y2="14cm">
          <text:p/>
        </draw:line>
        <draw:frame draw:style-name="gr20" draw:text-style-name="P11" draw:layer="layout" svg:width="2.614cm" svg:height="0.725cm" svg:x="17.636cm" svg:y="13cm">
          <draw:text-box>
            <text:p><text:span text:style-name="T3">« includes »</text:span></text:p>
          </draw:text-box>
        </draw:frame>
      </draw:page>
      <draw:page draw:name="page2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cas d’utilisation : <text:span text:style-name="T1">Ajout d’un plat du jour</text:span></text:p>
            </draw:text-box>
          </draw:frame>
        </draw:g>
        <draw:g>
          <draw:g>
            <draw:g>
              <draw:g>
                <draw:custom-shape draw:style-name="gr28" draw:text-style-name="P24" draw:layer="layout" svg:width="0.596cm" svg:height="0.549cm" svg:x="1.422cm" svg:y="10.25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9" draw:text-style-name="P24" draw:layer="layout" svg:x1="1.732cm" svg:y1="10.807cm" svg:x2="1.732cm" svg:y2="11.685cm">
                  <text:p/>
                </draw:line>
                <draw:g>
                  <draw:line draw:style-name="gr29" draw:text-style-name="P24" draw:layer="layout" svg:x1="1.256cm" svg:y1="12.455cm" svg:x2="1.732cm" svg:y2="11.686cm">
                    <text:p/>
                  </draw:line>
                  <draw:line draw:style-name="gr29" draw:text-style-name="P24" draw:layer="layout" svg:x1="2.208cm" svg:y1="12.455cm" svg:x2="1.732cm" svg:y2="11.686cm">
                    <text:p/>
                  </draw:line>
                </draw:g>
                <draw:line draw:style-name="gr29" draw:text-style-name="P24" draw:layer="layout" svg:x1="1.185cm" svg:y1="11.247cm" svg:x2="2.256cm" svg:y2="11.247cm">
                  <text:p/>
                </draw:line>
              </draw:g>
              <draw:frame draw:style-name="gr30" draw:text-style-name="P25" draw:layer="layout" svg:width="1.442cm" svg:height="1.199cm" svg:x="0.999cm" svg:y="12.585cm">
                <draw:text-box>
                  <text:p text:style-name="P5"><text:span text:style-name="T10">Chef</text:span></text:p>
                  <text:p text:style-name="P5"><text:span text:style-name="T10"/></text:p>
                </draw:text-box>
              </draw:frame>
            </draw:g>
          </draw:g>
          <draw:custom-shape draw:style-name="gr31" draw:text-style-name="P27" draw:layer="layout" svg:width="23.899cm" svg:height="15.757cm" svg:x="3.851cm" svg:y="3.243cm">
            <text:p text:style-name="P26"><text:span text:style-name="T11">SITE VENTE EN LIGNE EXPRESSFOOD</text:span></text:p>
            <draw:enhanced-geometry svg:viewBox="0 0 21600 21600" draw:path-stretchpoint-x="10800" draw:path-stretchpoint-y="10800" draw:text-areas="?f3 ?f4 ?f5 ?f6" draw:type="round-rectangle" draw:modifiers="509.426936073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" draw:text-style-name="P29" draw:layer="layout" svg:width="3.771cm" svg:height="1cm" svg:x="23.229cm" svg:y="10.213cm">
              <text:p text:style-name="P28"><text:span text:style-name="T12">Supprimer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31" xml:id="id8" draw:id="id8" draw:layer="layout" svg:width="5.609cm" svg:height="1.328cm" svg:x="17.385cm" svg:y="15.076cm">
              <text:p text:style-name="P30"><text:span text:style-name="T13">Enregistrer dans les produit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text-style-name="P33" draw:layer="layout" svg:width="2.771cm" svg:height="0.725cm" svg:x="24.75cm" svg:y="9.25cm">
              <draw:text-box>
                <text:p text:style-name="P32"><text:span text:style-name="T14">«extend»</text:span></text:p>
              </draw:text-box>
            </draw:frame>
            <draw:custom-shape draw:style-name="gr35" draw:text-style-name="P34" xml:id="id13" draw:id="id13" draw:layer="layout" svg:width="4.2cm" svg:height="1.013cm" svg:x="4.5cm" svg:y="9.95cm">
              <text:p text:style-name="P30"><text:span text:style-name="T13">Se Connect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6" draw:text-style-name="P33" draw:layer="layout" svg:width="2.771cm" svg:height="0.75cm" svg:x="14.7cm" svg:y="4.963cm">
              <draw:text-box>
                <text:p text:style-name="P32"><text:span text:style-name="T14">« include »</text:span></text:p>
              </draw:text-box>
            </draw:frame>
            <draw:custom-shape draw:style-name="gr37" draw:text-style-name="P31" xml:id="id9" draw:id="id9" draw:layer="layout" svg:width="5.75cm" svg:height="1.645cm" svg:x="18.05cm" svg:y="4.75cm">
              <text:p text:style-name="P30"><text:span text:style-name="T13">Sélectionner </text:span></text:p>
              <text:p text:style-name="P30"><text:span text:style-name="T13">un ou +sieur produit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9" draw:layer="layout" svg:width="3.83cm" svg:height="1.013cm" svg:x="17.1cm" svg:y="11.863cm">
              <text:p text:style-name="P28"><text:span text:style-name="T12">Dupliquer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29" draw:layer="layout" svg:width="3.73cm" svg:height="1cm" svg:x="21.5cm" svg:y="11.963cm">
              <text:p text:style-name="P28"><text:span text:style-name="T15">Modifi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29" draw:layer="layout" svg:width="3.68cm" svg:height="1.013cm" svg:x="15cm" svg:y="10.113cm">
              <text:p text:style-name="P28"><text:span text:style-name="T12">Consulter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2" draw:layer="layout" svg:x1="13.891cm" svg:y1="15.741cm" svg:x2="17.385cm" svg:y2="15.74cm" draw:start-shape="id7" draw:start-glue-point="10" draw:end-shape="id8" draw:end-glue-point="6" svg:d="M13891 15741h1747v-1h1747" svg:viewBox="0 0 3495 2">
              <text:p/>
            </draw:connector>
            <draw:custom-shape draw:style-name="gr42" draw:text-style-name="P29" draw:layer="layout" svg:width="4cm" svg:height="1.25cm" svg:x="13.25cm" svg:y="7.963cm">
              <text:p text:style-name="P28"><text:span text:style-name="T12">Ajouter à</text:span></text:p>
              <text:p text:style-name="P28"><text:span text:style-name="T12"><text:s/></text:span><text:span text:style-name="T12">une lis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5" xml:id="id10" draw:id="id10" draw:layer="layout" svg:width="4.669cm" svg:height="1.013cm" svg:x="9.101cm" svg:y="5.066cm">
              <text:p text:style-name="P30"><text:span text:style-name="T13">Afficher les produit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6" xml:id="id7" draw:id="id7" draw:layer="layout" svg:width="4.79cm" svg:height="1.317cm" svg:x="9.101cm" svg:y="15.082cm">
              <text:p text:style-name="P30"><text:span text:style-name="T13">Créer un produit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5" draw:text-style-name="P2" draw:layer="layout" svg:x1="18.05cm" svg:y1="5.573cm" svg:x2="13.77cm" svg:y2="5.572cm" draw:start-shape="id9" draw:start-glue-point="6" draw:end-shape="id10" draw:end-glue-point="10" svg:d="M18050 5573h-2140v-1h-2140" svg:viewBox="0 0 4281 2">
              <text:p/>
            </draw:connector>
            <draw:custom-shape draw:style-name="gr46" draw:text-style-name="P36" xml:id="id11" draw:id="id11" draw:layer="layout" svg:width="4.2cm" svg:height="1.5cm" svg:x="9.401cm" svg:y="9.863cm">
              <text:p text:style-name="P30"><text:span text:style-name="T13">Créer la liste des produits du jou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1" xml:id="id12" draw:id="id12" draw:layer="layout" draw:type="line" svg:x1="2.795cm" svg:y1="11.308cm" svg:x2="9.101cm" svg:y2="5.572cm" draw:end-shape="id10" draw:end-glue-point="6" svg:d="M2795 11308l6306-5736" svg:viewBox="0 0 6307 5737">
              <text:p/>
            </draw:connector>
            <draw:connector draw:style-name="gr48" draw:text-style-name="P1" draw:layer="layout" draw:type="line" svg:x1="11.435cm" svg:y1="6.079cm" svg:x2="11.501cm" svg:y2="9.863cm" draw:start-shape="id10" draw:end-shape="id11" draw:end-glue-point="4" svg:d="M11435 6079l66 3784" svg:viewBox="0 0 67 3785">
              <text:p/>
            </draw:connector>
            <draw:connector draw:style-name="gr47" draw:text-style-name="P1" draw:layer="layout" draw:type="line" svg:x1="2.795cm" svg:y1="11.308cm" svg:x2="9.101cm" svg:y2="15.741cm" draw:start-shape="id12" draw:start-glue-point="2" draw:end-shape="id7" draw:end-glue-point="6" svg:d="M2795 11308l6306 4433" svg:viewBox="0 0 6307 4434">
              <text:p/>
            </draw:connector>
            <draw:line draw:style-name="gr49" draw:text-style-name="P1" draw:layer="layout" svg:x1="16.75cm" svg:y1="8.25cm" svg:x2="20.25cm" svg:y2="6.5cm">
              <text:p/>
            </draw:line>
            <draw:line draw:style-name="gr50" draw:text-style-name="P1" draw:layer="layout" svg:x1="18cm" svg:y1="10.25cm" svg:x2="20.75cm" svg:y2="6.5cm">
              <text:p/>
            </draw:line>
            <draw:line draw:style-name="gr51" draw:text-style-name="P1" draw:layer="layout" svg:x1="19.75cm" svg:y1="12cm" svg:x2="21cm" svg:y2="6.5cm">
              <text:p/>
            </draw:line>
            <draw:line draw:style-name="gr52" draw:text-style-name="P1" draw:layer="layout" svg:x1="23.25cm" svg:y1="12cm" svg:x2="21.25cm" svg:y2="6.5cm">
              <text:p/>
            </draw:line>
            <draw:line draw:style-name="gr53" draw:text-style-name="P1" draw:layer="layout" svg:x1="25.25cm" svg:y1="10.25cm" svg:x2="21.75cm" svg:y2="6.5cm">
              <text:p/>
            </draw:line>
            <draw:frame draw:style-name="gr34" draw:text-style-name="P33" draw:layer="layout" svg:width="2.771cm" svg:height="0.725cm" svg:x="20.9cm" svg:y="11.125cm">
              <draw:text-box>
                <text:p text:style-name="P32"><text:span text:style-name="T14">«extend»</text:span></text:p>
              </draw:text-box>
            </draw:frame>
            <draw:frame draw:style-name="gr34" draw:text-style-name="P33" draw:layer="layout" svg:width="2.771cm" svg:height="0.725cm" svg:x="17.75cm" svg:y="11.025cm">
              <draw:text-box>
                <text:p text:style-name="P32"><text:span text:style-name="T14">«extend»</text:span></text:p>
              </draw:text-box>
            </draw:frame>
            <draw:frame draw:style-name="gr34" draw:text-style-name="P33" draw:layer="layout" svg:width="2.771cm" svg:height="0.725cm" svg:x="16.25cm" svg:y="9.275cm">
              <draw:text-box>
                <text:p text:style-name="P32"><text:span text:style-name="T14">«extend»</text:span></text:p>
              </draw:text-box>
            </draw:frame>
            <draw:frame draw:style-name="gr34" draw:text-style-name="P33" draw:layer="layout" svg:width="2.771cm" svg:height="0.725cm" svg:x="15.75cm" svg:y="7.25cm">
              <draw:text-box>
                <text:p text:style-name="P32"><text:span text:style-name="T14">«extend»</text:span></text:p>
              </draw:text-box>
            </draw:frame>
            <draw:connector draw:style-name="gr54" draw:text-style-name="P1" draw:layer="layout" draw:type="line" svg:x1="9.784cm" svg:y1="5.931cm" svg:x2="6.6cm" svg:y2="9.95cm" draw:start-shape="id10" draw:start-glue-point="7" draw:end-shape="id13" draw:end-glue-point="4" svg:d="M9784 5931l-3184 4019" svg:viewBox="0 0 3185 4020">
              <text:p/>
            </draw:connector>
            <draw:frame draw:style-name="gr36" draw:text-style-name="P33" draw:layer="layout" svg:width="2.771cm" svg:height="0.75cm" svg:x="7.579cm" svg:y="9.05cm">
              <draw:text-box>
                <text:p text:style-name="P32"><text:span text:style-name="T14">« include »</text:span></text:p>
              </draw:text-box>
            </draw:frame>
            <draw:frame draw:style-name="gr36" draw:text-style-name="P33" draw:layer="layout" svg:width="2.771cm" svg:height="0.75cm" svg:x="11.479cm" svg:y="9.25cm">
              <draw:text-box>
                <text:p text:style-name="P32"><text:span text:style-name="T14">« include »</text:span></text:p>
              </draw:text-box>
            </draw:frame>
            <draw:connector draw:style-name="gr54" draw:text-style-name="P1" draw:layer="layout" draw:type="line" svg:x1="9.802cm" svg:y1="15.275cm" svg:x2="6.6cm" svg:y2="10.963cm" draw:start-shape="id7" draw:start-glue-point="5" draw:end-shape="id13" draw:end-glue-point="8" svg:d="M9802 15275l-3202-4312" svg:viewBox="0 0 3203 4313">
              <text:p/>
            </draw:connector>
            <draw:frame draw:style-name="gr34" draw:text-style-name="P33" draw:layer="layout" svg:width="2.771cm" svg:height="0.725cm" svg:x="14.729cm" svg:y="14.775cm">
              <draw:text-box>
                <text:p text:style-name="P32"><text:span text:style-name="T14">«extend»</text:span></text:p>
              </draw:text-box>
            </draw:frame>
          </draw:g>
        </draw:g>
      </draw:page>
      <draw:page draw:name="page3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cas d’utilisation : <text:span text:style-name="T1">Livraison d’une commande</text:span></text:p>
            </draw:text-box>
          </draw:frame>
        </draw:g>
        <draw:g>
          <draw:g>
            <draw:custom-shape draw:style-name="gr55" draw:text-style-name="P24" draw:layer="layout" svg:width="0.596cm" svg:height="0.549cm" svg:x="2.477cm" svg:y="9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24" draw:layer="layout" svg:x1="2.787cm" svg:y1="10.031cm" svg:x2="2.787cm" svg:y2="10.909cm">
              <text:p/>
            </draw:line>
            <draw:g>
              <draw:line draw:style-name="gr56" draw:text-style-name="P24" draw:layer="layout" svg:x1="2.311cm" svg:y1="11.679cm" svg:x2="2.787cm" svg:y2="10.91cm">
                <text:p/>
              </draw:line>
              <draw:line draw:style-name="gr56" draw:text-style-name="P24" draw:layer="layout" svg:x1="3.263cm" svg:y1="11.679cm" svg:x2="2.787cm" svg:y2="10.91cm">
                <text:p/>
              </draw:line>
            </draw:g>
            <draw:line draw:style-name="gr56" draw:text-style-name="P24" draw:layer="layout" svg:x1="2.24cm" svg:y1="10.471cm" svg:x2="3.311cm" svg:y2="10.471cm">
              <text:p/>
            </draw:line>
          </draw:g>
          <draw:frame draw:style-name="gr57" draw:text-style-name="P25" draw:layer="layout" svg:width="1.941cm" svg:height="1.199cm" svg:x="1.75cm" svg:y="11.809cm">
            <draw:text-box>
              <text:p text:style-name="P5"><text:span text:style-name="T16">Livreur</text:span></text:p>
              <text:p text:style-name="P5"><text:span text:style-name="T10"/></text:p>
            </draw:text-box>
          </draw:frame>
          <draw:custom-shape draw:style-name="gr58" draw:text-style-name="P38" draw:layer="layout" svg:width="4.328cm" svg:height="1.75cm" svg:x="18.201cm" svg:y="12.75cm">
            <text:p text:style-name="P37"><text:span text:style-name="T17">Afficher les Commandes du périmètre de livr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40" draw:layer="layout" svg:width="19.25cm" svg:height="15.75cm" svg:x="4.279cm" svg:y="3.75cm">
            <text:p text:style-name="P39"><text:span text:style-name="T18">SITE VENTE EN LIGNE EXPRESSFOOD </text:span><text:span text:style-name="T19">CAS D’UTILISATION 1</text:span></text:p>
            <draw:enhanced-geometry svg:viewBox="0 0 21600 21600" draw:path-stretchpoint-x="10800" draw:path-stretchpoint-y="10800" draw:text-areas="?f3 ?f4 ?f5 ?f6" draw:type="round-rectangle" draw:modifiers="509.426936073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41" draw:layer="layout" svg:width="4.609cm" svg:height="0.984cm" svg:x="6.891cm" svg:y="5.25cm">
            <text:p text:style-name="P30"><text:span text:style-name="T13">S’authent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1" draw:layer="layout" svg:x1="6cm" svg:y1="10.75cm" svg:x2="3.529cm" svg:y2="10.75cm">
            <text:p/>
          </draw:line>
          <draw:line draw:style-name="gr62" draw:text-style-name="P1" draw:layer="layout" svg:x1="8.5cm" svg:y1="6.25cm" svg:x2="7.279cm" svg:y2="9.5cm">
            <text:p/>
          </draw:line>
          <draw:line draw:style-name="gr61" draw:text-style-name="P1" draw:layer="layout" svg:x1="3.529cm" svg:y1="10.75cm" svg:x2="5.279cm" svg:y2="9.25cm">
            <text:p/>
          </draw:line>
          <draw:custom-shape draw:style-name="gr63" draw:text-style-name="P43" xml:id="id14" draw:id="id14" draw:layer="layout" svg:width="4.328cm" svg:height="0.984cm" svg:x="5.029cm" svg:y="8.516cm">
            <text:p text:style-name="P42"><text:span text:style-name="T20">Définir son Éta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45" xml:id="id15" draw:id="id15" draw:layer="layout" svg:width="4.15cm" svg:height="0.984cm" svg:x="12.029cm" svg:y="7cm">
            <text:p text:style-name="P44"><text:span text:style-name="T21"><text:s/></text:span><text:span text:style-name="T21">Se mettre disponibl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45" xml:id="id16" draw:id="id16" draw:layer="layout" svg:width="4.75cm" svg:height="0.984cm" svg:x="12.029cm" svg:y="8.266cm">
            <text:p text:style-name="P44"><text:span text:style-name="T21">Se mettre en indisponibilité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5" xml:id="id22" draw:id="id22" draw:layer="layout" svg:width="4.349cm" svg:height="1.013cm" svg:x="6cm" svg:y="10.237cm">
            <text:p text:style-name="P44"><text:span text:style-name="T21">choisir une comman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46" draw:layer="layout" svg:width="18.75cm" svg:height="1.25cm" svg:x="5.5cm" svg:y="1.75cm">
            <draw:text-box>
              <text:p><text:span text:style-name="T22">Le système laisse la possibilité au livreur de choisir ses commandes et de modifier son statut. La liste des commandes est alors mise a jour !</text:span></text:p>
            </draw:text-box>
          </draw:frame>
          <draw:custom-shape draw:style-name="gr68" draw:text-style-name="P43" xml:id="id18" draw:id="id18" draw:layer="layout" svg:width="4.349cm" svg:height="1.013cm" svg:x="6.18cm" svg:y="13cm">
            <text:p text:style-name="P42"><text:span text:style-name="T20">Faire valider la livr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47" draw:layer="layout" svg:width="4.15cm" svg:height="0.984cm" svg:x="17.629cm" svg:y="8.5cm">
            <text:p text:style-name="P42"><text:span text:style-name="T20">Géolocaliser une livr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2" draw:text-style-name="P1" draw:layer="layout" draw:type="line" svg:x1="9.357cm" svg:y1="9.008cm" svg:x2="12.029cm" svg:y2="7.492cm" draw:start-shape="id14" draw:start-glue-point="10" draw:end-shape="id15" draw:end-glue-point="6" svg:d="M9357 9008l2672-1516" svg:viewBox="0 0 2673 1517">
            <text:p/>
          </draw:connector>
          <draw:connector draw:style-name="gr62" draw:text-style-name="P1" draw:layer="layout" draw:type="line" svg:x1="9.357cm" svg:y1="9.008cm" svg:x2="12.029cm" svg:y2="8.758cm" draw:start-shape="id14" draw:start-glue-point="10" draw:end-shape="id16" draw:end-glue-point="6" svg:d="M9357 9008l2672-250" svg:viewBox="0 0 2673 251">
            <text:p/>
          </draw:connector>
          <draw:line draw:style-name="gr70" draw:text-style-name="P1" draw:layer="layout" svg:x1="16.029cm" svg:y1="7.75cm" svg:x2="17.779cm" svg:y2="8.75cm">
            <text:p/>
          </draw:line>
          <draw:frame draw:style-name="gr8" draw:text-style-name="P33" draw:layer="layout" svg:width="2.771cm" svg:height="0.725cm" svg:x="5.5cm" svg:y="7cm">
            <draw:text-box>
              <text:p><text:span text:style-name="T14">« include »</text:span></text:p>
            </draw:text-box>
          </draw:frame>
          <draw:frame draw:style-name="gr8" draw:text-style-name="P33" draw:layer="layout" svg:width="2.771cm" svg:height="0.725cm" svg:x="16.508cm" svg:y="7.5cm">
            <draw:text-box>
              <text:p><text:span text:style-name="T14">« include »</text:span></text:p>
            </draw:text-box>
          </draw:frame>
          <draw:frame draw:style-name="gr8" draw:text-style-name="P33" draw:layer="layout" svg:width="2.771cm" svg:height="0.725cm" svg:x="9.758cm" svg:y="9cm">
            <draw:text-box>
              <text:p><text:span text:style-name="T14">«extend»</text:span></text:p>
            </draw:text-box>
          </draw:frame>
          <draw:line draw:style-name="gr61" draw:text-style-name="P1" draw:layer="layout" svg:x1="6.279cm" svg:y1="13.5cm" svg:x2="3.529cm" svg:y2="10.75cm">
            <text:p/>
          </draw:line>
          <draw:g>
            <draw:custom-shape draw:style-name="gr3" draw:text-style-name="P24" draw:layer="layout" svg:width="0.596cm" svg:height="0.549cm" svg:x="2.506cm" svg:y="15.7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4" draw:layer="layout" svg:x1="2.816cm" svg:y1="16.272cm" svg:x2="2.816cm" svg:y2="17.15cm">
              <text:p/>
            </draw:line>
            <draw:g>
              <draw:line draw:style-name="gr4" draw:text-style-name="P24" draw:layer="layout" svg:x1="2.34cm" svg:y1="17.92cm" svg:x2="2.816cm" svg:y2="17.151cm">
                <text:p/>
              </draw:line>
              <draw:line draw:style-name="gr4" draw:text-style-name="P24" draw:layer="layout" svg:x1="3.292cm" svg:y1="17.92cm" svg:x2="2.816cm" svg:y2="17.151cm">
                <text:p/>
              </draw:line>
            </draw:g>
            <draw:line draw:style-name="gr4" draw:text-style-name="P24" draw:layer="layout" svg:x1="2.269cm" svg:y1="16.712cm" svg:x2="3.34cm" svg:y2="16.712cm">
              <text:p/>
            </draw:line>
          </draw:g>
          <draw:frame draw:style-name="gr57" draw:text-style-name="P25" draw:layer="layout" svg:width="1.941cm" svg:height="1.199cm" svg:x="1.779cm" svg:y="18.051cm">
            <draw:text-box>
              <text:p text:style-name="P5"><text:span text:style-name="T16">Client</text:span></text:p>
              <text:p text:style-name="P5"><text:span text:style-name="T10"/></text:p>
            </draw:text-box>
          </draw:frame>
          <draw:custom-shape draw:style-name="gr71" draw:text-style-name="P49" xml:id="id17" draw:id="id17" draw:layer="layout" svg:width="3.099cm" svg:height="1.013cm" svg:x="6.18cm" svg:y="15.7cm">
            <text:p text:style-name="P48"><text:span text:style-name="T23"><text:s/></text:span><text:span text:style-name="T23">valider la livr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1" draw:layer="layout" svg:x1="6.279cm" svg:y1="16.25cm" svg:x2="3.779cm" svg:y2="17.75cm">
            <text:p/>
          </draw:line>
          <draw:line draw:style-name="gr72" draw:text-style-name="P1" draw:layer="layout" svg:x1="7.279cm" svg:y1="14cm" svg:x2="7.279cm" svg:y2="15.75cm">
            <text:p/>
          </draw:line>
          <draw:frame draw:style-name="gr73" draw:text-style-name="P33" draw:layer="layout" svg:width="2.771cm" svg:height="0.725cm" svg:x="4.758cm" svg:y="14.525cm">
            <draw:text-box>
              <text:p><text:span text:style-name="T14">« include »</text:span></text:p>
            </draw:text-box>
          </draw:frame>
          <draw:line draw:style-name="gr62" draw:text-style-name="P1" draw:layer="layout" svg:x1="8.029cm" svg:y1="14cm" svg:x2="8.029cm" svg:y2="15.75cm">
            <text:p/>
          </draw:line>
          <draw:frame draw:style-name="gr74" draw:text-style-name="P33" draw:layer="layout" svg:width="2.255cm" svg:height="0.725cm" svg:x="7.834cm" svg:y="14.75cm">
            <draw:text-box>
              <text:p><text:span text:style-name="T14">«include»</text:span></text:p>
            </draw:text-box>
          </draw:frame>
          <draw:custom-shape draw:style-name="gr71" draw:text-style-name="P49" xml:id="id19" draw:id="id19" draw:layer="layout" svg:width="3.099cm" svg:height="1.013cm" svg:x="8.93cm" svg:y="17.237cm">
            <text:p text:style-name="P48"><text:span text:style-name="T23"><text:s/></text:span><text:span text:style-name="T23">refuser la livr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1" draw:layer="layout" svg:x1="9.029cm" svg:y1="17.75cm" svg:x2="3.779cm" svg:y2="17.75cm">
            <text:p/>
          </draw:line>
          <draw:custom-shape draw:style-name="gr71" draw:text-style-name="P49" xml:id="id20" draw:id="id20" draw:layer="layout" svg:width="3.099cm" svg:height="1.013cm" svg:x="11.279cm" svg:y="18.237cm">
            <text:p text:style-name="P48"><text:span text:style-name="T23">Signaler un problè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1" draw:layer="layout" svg:x1="11.279cm" svg:y1="18.75cm" svg:x2="3.779cm" svg:y2="17.75cm">
            <text:p/>
          </draw:line>
          <draw:frame draw:style-name="gr8" draw:text-style-name="P33" draw:layer="layout" svg:width="2.771cm" svg:height="0.725cm" svg:x="9.279cm" svg:y="7.25cm">
            <draw:text-box>
              <text:p><text:span text:style-name="T14">«extend»</text:span></text:p>
            </draw:text-box>
          </draw:frame>
          <draw:line draw:style-name="gr75" draw:text-style-name="P1" draw:layer="layout" svg:x1="19.779cm" svg:y1="12.75cm" svg:x2="19.779cm" svg:y2="9.5cm">
            <text:p/>
          </draw:line>
          <draw:custom-shape draw:style-name="gr68" draw:text-style-name="P43" xml:id="id21" draw:id="id21" draw:layer="layout" svg:width="4.349cm" svg:height="1.013cm" svg:x="12.779cm" svg:y="12.5cm">
            <text:p text:style-name="P42"><text:span text:style-name="T20">Effectuer la livais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3" draw:layer="layout" svg:width="2.771cm" svg:height="0.725cm" svg:x="19.758cm" svg:y="11.775cm">
            <draw:text-box>
              <text:p><text:span text:style-name="T14">« include »</text:span></text:p>
            </draw:text-box>
          </draw:frame>
          <draw:connector draw:style-name="gr76" draw:text-style-name="P2" draw:layer="layout" draw:line-skew="0.194cm -0.356cm" svg:x1="9.279cm" svg:y1="16.206cm" svg:x2="8.355cm" svg:y2="14.013cm" draw:start-shape="id17" draw:start-glue-point="10" draw:end-shape="id18" draw:end-glue-point="8" svg:d="M9279 16206h721v-1706h-1645v-487" svg:viewBox="0 0 1646 2194">
            <text:p/>
          </draw:connector>
          <draw:connector draw:style-name="gr76" draw:text-style-name="P2" draw:layer="layout" draw:line-skew="0cm -1.375cm" svg:x1="12.029cm" svg:y1="17.743cm" svg:x2="9.893cm" svg:y2="13.865cm" draw:start-shape="id19" draw:start-glue-point="10" draw:end-shape="id18" draw:end-glue-point="9" svg:d="M12029 17743h527v-3493h-2663v-385" svg:viewBox="0 0 2664 3879">
            <text:p/>
          </draw:connector>
          <draw:connector draw:style-name="gr76" draw:text-style-name="P2" draw:layer="layout" svg:x1="12.829cm" svg:y1="18.237cm" svg:x2="10.529cm" svg:y2="13.506cm" draw:start-shape="id20" draw:start-glue-point="4" draw:end-shape="id18" draw:end-glue-point="10" svg:d="M12829 18237v-4731h-2300" svg:viewBox="0 0 2301 4732">
            <text:p/>
          </draw:connector>
          <draw:frame draw:style-name="gr8" draw:text-style-name="P33" draw:layer="layout" svg:width="2.771cm" svg:height="0.725cm" svg:x="12.75cm" svg:y="17.025cm">
            <draw:text-box>
              <text:p><text:span text:style-name="T14">«extend»</text:span></text:p>
            </draw:text-box>
          </draw:frame>
          <draw:frame draw:style-name="gr8" draw:text-style-name="P33" draw:layer="layout" svg:width="2.771cm" svg:height="0.725cm" svg:x="9.979cm" svg:y="14.5cm">
            <draw:text-box>
              <text:p><text:span text:style-name="T14">«extend»</text:span></text:p>
            </draw:text-box>
          </draw:frame>
          <draw:connector draw:style-name="gr77" draw:text-style-name="P2" draw:layer="layout" svg:x1="8.355cm" svg:y1="13cm" svg:x2="13.415cm" svg:y2="12.648cm" draw:start-shape="id18" draw:start-glue-point="4" draw:end-shape="id21" draw:end-glue-point="5" svg:d="M8355 13000v-1028h5060v676" svg:viewBox="0 0 5061 1029">
            <text:p/>
          </draw:connector>
          <draw:connector draw:style-name="gr78" draw:text-style-name="P2" draw:layer="layout" svg:x1="10.349cm" svg:y1="10.743cm" svg:x2="14.954cm" svg:y2="12.5cm" draw:start-shape="id22" draw:start-glue-point="10" draw:end-shape="id21" draw:end-glue-point="4" svg:d="M10349 10743h4605v1757" svg:viewBox="0 0 4606 1758">
            <text:p/>
          </draw:connector>
          <draw:frame draw:style-name="gr8" draw:text-style-name="P33" draw:layer="layout" svg:width="2.771cm" svg:height="0.725cm" svg:x="11.479cm" svg:y="10.75cm">
            <draw:text-box>
              <text:p><text:span text:style-name="T14">« include »</text:span></text:p>
            </draw:text-box>
          </draw:frame>
          <draw:frame draw:style-name="gr8" draw:text-style-name="P33" draw:layer="layout" svg:width="2.771cm" svg:height="0.725cm" svg:x="9.979cm" svg:y="12.025cm">
            <draw:text-box>
              <text:p><text:span text:style-name="T14">« include »</text:span></text:p>
            </draw:text-box>
          </draw:frame>
          <draw:frame draw:style-name="gr74" draw:text-style-name="P33" draw:layer="layout" svg:width="2.255cm" svg:height="0.725cm" svg:x="8.995cm" svg:y="16.25cm">
            <draw:text-box>
              <text:p><text:span text:style-name="T14">«include»</text:span></text:p>
            </draw:text-box>
          </draw:frame>
        </draw:g>
        <draw:custom-shape draw:style-name="gr25" draw:text-style-name="P51" draw:layer="layout" svg:width="3cm" svg:height="2.75cm" svg:x="24.75cm" svg:y="7.25cm">
          <text:p text:style-name="P50"><text:span text:style-name="T24">«system»</text:span></text:p>
          <text:p text:style-name="P50"><text:span text:style-name="T24">Système de géolocalisation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1.75cm" svg:y1="9cm" svg:x2="24.75cm" svg:y2="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2" draw:display-name="Extrémités de flèche 22" svg:viewBox="0 0 3000 3000" svg:d="M1500 0l1500 3000h-3000zM1500 447l-1176 2353h2353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1T15:31:39.532000000</meta:creation-date>
    <dc:date>2021-10-01T12:09:05.424000000</dc:date>
    <meta:editing-duration>PT12H44M15S</meta:editing-duration>
    <meta:editing-cycles>40</meta:editing-cycles>
    <meta:generator>LibreOffice/7.2.0.4$Windows_X86_64 LibreOffice_project/9a9c6381e3f7a62afc1329bd359cc48accb6435b</meta:generator>
    <meta:document-statistic meta:object-count="164"/>
  </office:meta>
</office:document-meta>
</file>